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Title" style:master-page-name="MP0" style:family="paragraph">
      <style:paragraph-properties fo:break-before="page"/>
    </style:style>
    <style:style style:name="P2" style:parent-style-name="Normal" style:family="paragraph">
      <style:text-properties fo:language="pl" fo:country="PL"/>
    </style:style>
    <style:style style:name="T3" style:parent-style-name="DefaultParagraphFont" style:family="text">
      <style:text-properties fo:language="pl" fo:country="PL"/>
    </style:style>
    <style:style style:name="P4" style:parent-style-name="Normal" style:family="paragraph">
      <style:text-properties fo:language="pl" fo:country="PL"/>
    </style:style>
  </office:automatic-styles>
  <office:body>
    <office:text text:use-soft-page-breaks="true">
      <text:p text:style-name="P1">Overview of the problem</text:p>
      <text:p text:style-name="Normal"/>
      <text:p text:style-name="Normal">--- leave for now ---</text:p>
      <text:p text:style-name="Normal">Configuring large systems is a very complex problem. Often hundreds or thousands of different machines like servers, working-stations (what would be third good<text:s/>example here?) require constant maintenance. Updating, installing new software or reconfiguring only one machine often leads to unexpected results. Performing those actions on such extreme scale and under rigid requirements lead to non-trivial approaches,(, or .) often creation of new tools which are complex programs on their own. Among them are DSLs (Domain Specific Languages) which are offering standardized techniques for operating with large scale systems. To name a few: (???) LCFG L3 and some others. In<text:s/>this paper (?? paper ??) L3 language is going to be described and then compared to another existing technology – Google's App Engine configuration, finally it would be also tested if L3 can replace solution from Google.</text:p>
      <text:p text:style-name="Normal"/>
      <text:p text:style-name="Normal">--- leave for now ---</text:p>
      <text:p text:style-name="Normal"/>
      <text:p text:style-name="P2"/>
      <text:p text:style-name="Title"><text:span text:style-name="T3">Problems of Declarative languages??</text:span></text:p>
      <text:p text:style-name="P4"/>
      <text:p text:style-name="Normal"/>
      <text:p text:style-name="Title">Google's configuration language</text:p>
      <text:p text:style-name="Normal">On April 2008 Google launched Google App Engine (GAE), cloud computing platform for developing and hosting web applications<text:s/>(?? Is this part needed?)<text:s/>on servers provided by google. Since then GAE<text:s/>attracted many customers and became one of the Google’s best products.<text:s/>Among<text:s/>features of GAE is simplified process of deployment and managing<text:s/>components like databases, virtual-machines and firewalls.<text:s/>Except command-line deployer<text:s/>Google has not provided users any<text:s/>specialized<text:s/>tool for configuring their product. Instead<text:s/>combination of technologies<text:s/>not developed for<text:s/>configuring large systems<text:s/>is used:<text:s/>data-serialization format Yaml, procedural programming language Python and templating language designed for webpages and webapps Jinja2. Even though decision to use Jinja2 and Python could be backed up by their popularity among developers<text:s/></text:p>
      <text:p text:style-name="Normal"/>
      <text:p text:style-name="Normal"/>
      <text:p text:style-name="Normal"/>
      <text:p text:style-name="Title">L3 configuration language</text:p>
      <text:p text:style-name="Normal">(??) here I will describe features and semantics of the L3? How deeply should I go with that?</text:p>
      <text:p text:style-name="Normal"/>
      <text:p text:style-name="Normal"/>
      <text:p text:style-name="Normal"/>
      <text:p text:style-name="Title">Can l3 substitute google's?</text:p>
      <text:p text:style-name="Normal"/>
      <text:p text:style-name="Normal"/>
      <text:p text:style-name="Normal"/>
      <text:p text:style-name="Normal"/>
      <text:soft-page-break/>
      <text:p text:style-name="Title">Conclusion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Normal" style:display-name="Normal" style:family="paragraph">
      <style:text-properties fo:language="en" fo:country="U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le" style:display-name="Title" style:family="paragraph" style:parent-style-name="Normal" style:next-style-name="Normal">
      <style:text-properties style:font-name="Calibri Light" style:font-name-asian="Times New Roman" fo:letter-spacing="-0.0069in" style:letter-kerning="true" fo:font-size="28pt" style:font-size-asian="28pt" style:font-size-complex="25pt" fo:hyphenate="false"/>
    </style:style>
    <style:style style:name="TitleChar" style:display-name="Title Char" style:family="text" style:parent-style-name="DefaultParagraphFont">
      <style:text-properties style:font-name="Calibri Light" style:font-name-asian="Times New Roman" fo:letter-spacing="-0.0069in" style:letter-kerning="true" fo:font-size="28pt" style:font-size-asian="28pt" style:font-size-complex="25pt"/>
    </style:style>
    <style:style style:name="NoSpacing" style:display-name="No Spacing" style:family="paragraph">
      <style:text-properties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Damodar</dc:creator>
    <meta:creation-date>2015-11-06T09:26:00Z</meta:creation-date>
    <dc:date>2015-11-07T11:38:00Z</dc:date>
    <meta:template xlink:href="Normal" xlink:type="simple"/>
    <meta:editing-cycles>10</meta:editing-cycles>
    <meta:editing-duration>PT7920S</meta:editing-duration>
    <meta:document-statistic meta:page-count="2" meta:paragraph-count="15" meta:word-count="309" meta:character-count="2027" meta:row-count="45" meta:non-whitespace-character-count="1733"/>
  </office:meta>
</office:document-meta>
</file>